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weight="normal" style:font-name-asian="Times New Roman2" style:font-weight-asian="normal" style:font-name-complex="Times New Roman2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font-size="11pt" style:font-name-asian="Times New Roman2" style:font-size-asian="12pt" style:font-name-complex="Times New Roman2" style:font-size-complex="12pt"/>
    </style:style>
    <style:style style:name="T9" style:family="text">
      <style:text-properties style:font-name-asian="Times New Roman3" style:font-name-complex="Times New Roman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5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Сигнал больше уставки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2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2.3cm" draw:z-index="1"><draw:image xlink:href="../images/3055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: на выходе блок формирует логическую 1, если входной сигнал превысил значение уставки, и логический 0, если сигнал стал меньше уставки (с учетом зоны возврата, если она задана ненулевой):</text:p>
            <text:p text:style-name="P3"><text:span text:style-name="T8"><draw:frame draw:style-name="fr2" draw:name="Объект1" text:anchor-type="as-char" svg:width="6.459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</text:span></text:p>
            <text:p text:style-name="P2"><text:span text:style-name="T1">где </text:span><text:span text:style-name="T7">x(t)</text:span><text:span text:style-name="T6"> </text:span><text:span text:style-name="T1">– входн</text:span><text:span text:style-name="T3">ой</text:span><text:span text:style-name="T1"> сигнал; </text:span><text:span text:style-name="T7">y(t)</text:span><text:span text:style-name="T6"> </text:span><text:span text:style-name="T1">– </text:span><text:span text:style-name="T3">выходной</text:span><text:span text:style-name="T1"> сигнал; </text:span><text:span text:style-name="T7">a, x₀</text:span><text:span text:style-name="T6"> </text:span><text:span text:style-name="T1">– величина </text:span><text:span text:style-name="T3">зоны возврата и уставка</text:span><text:span text:style-name="T1">.</text:span></text:p>
            <text:p text:style-name="P2">Блок представляет собой субмодель. Для того чтобы посмотреть структуру алгоритма – нажмите правой кнопкой «Действия» <text:span text:style-name="T9">→</text:span> «Войти в субмодель».</text:p>
            <text:p text:style-name="P2"><text:span text:style-name="T4">Свойства</text:span>:</text:p>
            <text:list xml:id="list6246886022508759162" text:style-name="L1">
              <text:list-item>
                <text:p text:style-name="P6">Уставка — величина уставки, с которой сравнивается входной сигнал. Другими словами, верхняя граница переключения релейного звена.</text:p>
              </text:list-item>
              <text:list-item>
                <text:p text:style-name="P6">Зона возврата — величина, которая вычитается из уставки для формирования ниж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больше уставки</dc:title>
    <dc:date>2014-12-09T14:11:43.24</dc:date>
    <meta:generator>OpenOffice/4.1.1$Win32 OpenOffice.org_project/411m6$Build-9775</meta:generator>
    <meta:editing-duration>PT3H19S</meta:editing-duration>
    <meta:editing-cycles>66</meta:editing-cycles>
    <meta:document-statistic meta:table-count="1" meta:image-count="2" meta:object-count="1" meta:page-count="1" meta:paragraph-count="13" meta:word-count="120" meta:character-count="804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sub>
                      <mi>x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i>x</mi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x(t) ~&gt;~ x_0 #
alignl 0, ~ если ~ x(t) ~&lt;~ x_0 - a}  right none
</annotation>
  </semantics>
</math>
</file>